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173.55mm"/>
    </style:style>
    <style:style style:name="co3" style:family="table-column">
      <style:table-column-properties fo:break-before="auto" style:column-width="59.99mm"/>
    </style:style>
    <style:style style:name="co4" style:family="table-column">
      <style:table-column-properties fo:break-before="auto" style:column-width="50.73mm"/>
    </style:style>
    <style:style style:name="co5" style:family="table-column">
      <style:table-column-properties fo:break-before="auto" style:column-width="68.7mm"/>
    </style:style>
    <style:style style:name="co6" style:family="table-column">
      <style:table-column-properties fo:break-before="auto" style:column-width="4.1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ydroponics_shield_rev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Tit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vis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nerated</text:p>
          </table:table-cell>
          <table:table-cell office:value-type="string" calcext:value-type="string">
            <text:p>Mon 20 Aug 2018 02:13:16 PM ED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an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ment 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ment 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ment 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ment 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Parts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Unique Parts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Ref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-7_2032</text:p>
          </table:table-cell>
          <table:table-cell office:value-type="string" calcext:value-type="string">
            <text:p>HOLDER COINCELL 2032 RETAINRCLI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 C2 C8 C9 C11 C12 C15 C16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2012X7R2A104K125A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 C4 C5 C6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5ZLH100MEFC6.3X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5pF NP0</text:p>
          </table:table-cell>
          <table:table-cell office:value-type="string" calcext:value-type="string">
            <text:p>CL21C130JBANNN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0 C13 C14 C17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GCM31CR71E475KA55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-202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 D6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N4448W-T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2 D3 D4 D5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1GT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8 D9 D11 D13 D14 D17 D18 D19 D20 D21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LTST-C171GK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82836-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HSE-508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5 J6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J-2523-SMT-T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M20-999024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D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M-12999(WS2812)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M20-999024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3 P6 P7 P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TG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9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1000105" calcext:value-type="float">
            <text:p>7310001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MN65D8L-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5 Q6 Q7 Q8 Q9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SMN022-30P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4 R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k</text:p>
          </table:table-cell>
          <table:table-cell office:value-type="string" calcext:value-type="string">
            <text:p>ERJ-3EKF2001V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R1220P-472-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7 R8 R9 R10 R11 R14 R15 R16 R20 R21 R22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.0k</text:p>
          </table:table-cell>
          <table:table-cell office:value-type="string" calcext:value-type="string">
            <text:p>RR1220P-103-D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CW08050000Z0E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7 R1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0k 0.1%</text:p>
          </table:table-cell>
          <table:table-cell office:value-type="string" calcext:value-type="string">
            <text:p>ERA-6AEB103V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26 R29 R35 R36 R37 R38 R39 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RJ-6ENF4990V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2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k</text:p>
          </table:table-cell>
          <table:table-cell office:value-type="string" calcext:value-type="string">
            <text:p>ERJ-6ENF1001V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31 R32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C0805FR-07200RL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F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1004CZ-2.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HIEL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SHIELD_R3_WI2C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C6482IN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F8563</text:p>
          </table:table-cell>
          <table:table-cell office:value-type="string" calcext:value-type="string">
            <text:p>PCF8563T/5,51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CH-3_3TRG1</text:p>
          </table:table-cell>
          <table:table-cell office:value-type="string" calcext:value-type="string">
            <text:p>IC REG LIN POS ADJ 800MA SOT22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CH-5TRG1</text:p>
          </table:table-cell>
          <table:table-cell office:value-type="string" calcext:value-type="string">
            <text:p>IC REG LIN POS ADJ 800MA SOT22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_devkitc</text:p>
          </table:table-cell>
          <table:table-cell office:value-type="string" calcext:value-type="string">
            <text:p>ESP32-DEVKITC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FS-20632768DZFB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BOM made with KICAD_BOM_WIZARD (https://github.com/HashDefineElectronics/KiCad_BOM_Wizard.gi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nerated Mon 20 Aug 2018 02:13:16 PM ED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2" meta:object-count="0"/>
    <meta:generator>LibreOffice/5.1.6.2$Linux_X86_64 LibreOffice_project/10m0$Build-2</meta:generator>
  </office:meta>
</office:document-meta>
</file>